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37.9pt" svg:y="7.34pt">
            <draw:object draw:notify-on-update-of-ranges="Sheet1.B3:Sheet1.B7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SH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96" calcext:value-type="float">
            <text:p>9696</text:p>
          </table:table-cell>
          <table:table-cell office:value-type="float" office:value="4.97401895087" calcext:value-type="float">
            <text:p>4.97401895087</text:p>
          </table:table-cell>
          <table:table-cell table:formula="of:=1-[.C3]/[.$C$7]" office:value-type="float" office:value="0.0317635582710777" calcext:value-type="float">
            <text:p>0.03176355827107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21" calcext:value-type="float">
            <text:p>24021</text:p>
          </table:table-cell>
          <table:table-cell office:value-type="float" office:value="5.00513028672" calcext:value-type="float">
            <text:p>5.00513028672</text:p>
          </table:table-cell>
          <table:table-cell table:formula="of:=1-[.C4]/[.$C$7]" office:value-type="float" office:value="0.0257074637088387" calcext:value-type="float">
            <text:p>0.02570746370883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508" calcext:value-type="float">
            <text:p>42508</text:p>
          </table:table-cell>
          <table:table-cell office:value-type="float" office:value="5.03122190359" calcext:value-type="float">
            <text:p>5.03122190359</text:p>
          </table:table-cell>
          <table:table-cell table:formula="of:=1-[.C5]/[.C7]" office:value-type="float" office:value="0.020628501500071" calcext:value-type="float">
            <text:p>0.020628501500071</text:p>
          </table:table-cell>
          <table:table-cell office:value-type="float" office:value="5.22683018992" calcext:value-type="float">
            <text:p>5.22683018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293" calcext:value-type="float">
            <text:p>64293</text:p>
          </table:table-cell>
          <table:table-cell office:value-type="float" office:value="5.08218239894" calcext:value-type="float">
            <text:p>5.08218239894</text:p>
          </table:table-cell>
          <table:table-cell table:formula="of:=1-[.C6]/[.$C$7]" office:value-type="float" office:value="0.0107085938411352" calcext:value-type="float">
            <text:p>0.01070859384113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614" calcext:value-type="float">
            <text:p>120614</text:p>
          </table:table-cell>
          <table:table-cell office:value-type="float" office:value="5.13719452863" calcext:value-type="float">
            <text:p>5.13719452863</text:p>
          </table:table-cell>
          <table:table-cell table:formula="of:=1-[.C7]/[.$C$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7277" calcext:value-type="float">
            <text:p>1872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18:48:55.344045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8:39:46.182253761</meta:creation-date>
    <dc:date>2018-06-15T09:06:28.606357407</dc:date>
    <meta:editing-duration>PT8M32S</meta:editing-duration>
    <meta:editing-cycles>2</meta:editing-cycles>
    <meta:generator>LibreOffice/6.0.3.2$Linux_X86_64 LibreOffice_project/0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Sheet1.B3:Sheet1.C7" svg:x="0.32cm" svg:y="0.18cm" svg:width="12.508cm" svg:height="8.64cm">
          <chartooo:coordinate-region svg:x="1.232cm" svg:y="0.34cm" svg:width="11.04cm" svg:height="7.9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7" chart:class="chart:scatter">
            <chart:domain table:cell-range-address="Sheet1.B3:Sheet1.B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3:Sheet1.B7</svg:desc>
                </draw:g>
              </table:table-cell>
              <table:table-cell office:value-type="float" office:value="4.97401895087">
                <text:p>4.97401895087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5.00513028672">
                <text:p>5.00513028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5.03122190359">
                <text:p>5.03122190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5.08218239894">
                <text:p>5.08218239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5.13719452863">
                <text:p>5.13719452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